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E000001AE5BEB798C34067765.png" manifest:media-type="image/png"/>
  <manifest:file-entry manifest:full-path="Pictures/1000020100000370000001EF1DF46ED67B9D127B.png" manifest:media-type="image/png"/>
  <manifest:file-entry manifest:full-path="Pictures/1000020100000200000001EA67724A39D93AF7E1.png" manifest:media-type="image/png"/>
  <manifest:file-entry manifest:full-path="Pictures/10000201000001D000000320D8BAA2C36498010D.png" manifest:media-type="image/png"/>
  <manifest:file-entry manifest:full-path="Pictures/100002010000040000000400F151BC1CC6F9480C.png" manifest:media-type="image/png"/>
  <manifest:file-entry manifest:full-path="Pictures/10000201000001510000009624095ABE353004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25cm" fo:min-width="7.946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25cm" fo:min-width="1.25cm" draw:shadow="hidden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446cm" fo:min-width="1.653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25cm" fo:min-width="4.9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Bahnschrift SemiBold" fo:font-size="9pt" style:font-size-asian="9pt" style:font-size-complex="9pt"/>
    </style:style>
    <style:style style:name="P3" style:family="paragraph">
      <loext:graphic-properties draw:fill="none" draw:fill-color="#ffffff"/>
      <style:paragraph-properties style:writing-mode="lr-tb"/>
      <style:text-properties style:font-name="Bahnschrift SemiBold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Bahnschrift SemiBold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T1" style:family="text">
      <style:text-properties style:font-name="Bahnschrift SemiBold" fo:font-size="9pt" style:font-size-asian="9pt" style:font-size-complex="9pt"/>
    </style:style>
    <style:style style:name="T2" style:family="text">
      <style:text-properties style:font-name="Bahnschrift SemiBol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214cm" svg:height="1.419cm" svg:x="2.286cm" svg:y="14.331cm">
          <draw:image xlink:href="Pictures/10000201000003CE000001AE5BEB798C34067765.png" xlink:type="simple" xlink:show="embed" xlink:actuate="onLoad" draw:mime-type="image/png">
            <text:p/>
          </draw:image>
        </draw:frame>
        <draw:frame draw:style-name="gr1" draw:text-style-name="P1" draw:layer="layout" svg:width="7.45cm" svg:height="7.13cm" svg:x="19.05cm" svg:y="3.62cm">
          <draw:image xlink:href="Pictures/1000020100000200000001EA67724A39D93AF7E1.png" xlink:type="simple" xlink:show="embed" xlink:actuate="onLoad" draw:mime-type="image/png">
            <text:p/>
          </draw:image>
        </draw:frame>
        <draw:frame draw:style-name="gr1" draw:text-style-name="P1" draw:layer="layout" svg:width="1.768cm" svg:height="3.048cm" svg:x="5.25cm" svg:y="15.452cm">
          <draw:image xlink:href="Pictures/10000201000001D000000320D8BAA2C36498010D.png" xlink:type="simple" xlink:show="embed" xlink:actuate="onLoad" draw:mime-type="image/png">
            <text:p/>
          </draw:image>
        </draw:frame>
        <draw:frame draw:style-name="gr1" draw:text-style-name="P1" draw:layer="layout" svg:width="1.768cm" svg:height="3.048cm" svg:x="15cm" svg:y="15.25cm">
          <draw:image xlink:href="Pictures/10000201000001D000000320D8BAA2C36498010D.png" xlink:type="simple" xlink:show="embed" xlink:actuate="onLoad" draw:mime-type="image/png">
            <text:p/>
          </draw:image>
        </draw:frame>
        <draw:frame draw:style-name="gr1" draw:text-style-name="P1" draw:layer="layout" svg:width="1.768cm" svg:height="3.048cm" svg:x="22.732cm" svg:y="15.25cm">
          <draw:image xlink:href="Pictures/10000201000001D000000320D8BAA2C36498010D.png" xlink:type="simple" xlink:show="embed" xlink:actuate="onLoad" draw:mime-type="image/png">
            <text:p/>
          </draw:image>
        </draw:frame>
        <draw:frame draw:style-name="gr1" draw:text-style-name="P1" draw:layer="layout" svg:width="2.831cm" svg:height="1.592cm" svg:x="24.419cm" svg:y="13.908cm">
          <draw:image xlink:href="Pictures/1000020100000370000001EF1DF46ED67B9D127B.png" xlink:type="simple" xlink:show="embed" xlink:actuate="onLoad" draw:mime-type="image/png">
            <text:p/>
          </draw:image>
        </draw:frame>
        <draw:frame draw:style-name="gr1" draw:text-style-name="P1" draw:layer="layout" svg:width="2.809cm" svg:height="1.25cm" svg:x="14.5cm" svg:y="13.75cm">
          <draw:image xlink:href="Pictures/10000201000001510000009624095ABE35300471.png" xlink:type="simple" xlink:show="embed" xlink:actuate="onLoad" draw:mime-type="image/png">
            <text:p/>
          </draw:image>
        </draw:frame>
        <draw:frame draw:style-name="gr2" draw:text-style-name="P2" draw:layer="layout" svg:width="2.25cm" svg:height="2.25cm" svg:x="7cm" svg:y="16cm">
          <draw:text-box>
            <text:p><text:span text:style-name="T1">192.168.0.21</text:span></text:p>
            <text:p><text:span text:style-name="T1"/></text:p>
            <text:p><text:span text:style-name="T1"/></text:p>
            <text:p><text:span text:style-name="T1">http: 8081</text:span></text:p>
            <text:p><text:span text:style-name="T1">https: 8043</text:span></text:p>
          </draw:text-box>
        </draw:frame>
        <draw:frame draw:style-name="gr3" draw:text-style-name="P2" draw:layer="layout" svg:width="2.25cm" svg:height="1.75cm" svg:x="16.75cm" svg:y="16cm">
          <draw:text-box>
            <text:p><text:span text:style-name="T1">192.168.0.10</text:span></text:p>
            <text:p><text:span text:style-name="T1"/></text:p>
            <text:p><text:span text:style-name="T1"/></text:p>
            <text:p><text:span text:style-name="T1">BD: 3306</text:span></text:p>
          </draw:text-box>
        </draw:frame>
        <draw:frame draw:style-name="gr4" draw:text-style-name="P2" draw:layer="layout" svg:width="2.5cm" svg:height="2cm" svg:x="24.5cm" svg:y="16cm">
          <draw:text-box>
            <text:p><text:span text:style-name="T1">192.168.0.20</text:span></text:p>
            <text:p><text:span text:style-name="T1"/></text:p>
            <text:p><text:span text:style-name="T1"/></text:p>
            <text:p><text:span text:style-name="T1">http: 80</text:span></text:p>
            <text:p><text:span text:style-name="T1">https: 443</text:span></text:p>
          </draw:text-box>
        </draw:frame>
        <draw:frame draw:style-name="gr1" draw:text-style-name="P1" draw:layer="layout" svg:width="2.5cm" svg:height="2.5cm" svg:x="3.25cm" svg:y="2.5cm">
          <draw:image xlink:href="Pictures/100002010000040000000400F151BC1CC6F9480C.png" xlink:type="simple" xlink:show="embed" xlink:actuate="onLoad" draw:mime-type="image/png">
            <text:p/>
          </draw:image>
        </draw:frame>
        <draw:frame draw:style-name="gr2" draw:text-style-name="P3" draw:layer="layout" svg:width="3.5cm" svg:height="2.25cm" svg:x="4.75cm" svg:y="18.5cm">
          <draw:text-box>
            <text:p><text:span text:style-name="T2">BACKEND</text:span></text:p>
          </draw:text-box>
        </draw:frame>
        <draw:frame draw:style-name="gr2" draw:text-style-name="P5" draw:layer="layout" svg:width="3.5cm" svg:height="2.25cm" svg:x="14.15cm" svg:y="18.5cm">
          <draw:text-box>
            <text:p text:style-name="P4"><text:span text:style-name="T2">BASE DE DATOS</text:span></text:p>
          </draw:text-box>
        </draw:frame>
        <draw:frame draw:style-name="gr2" draw:text-style-name="P3" draw:layer="layout" svg:width="3.5cm" svg:height="2.25cm" svg:x="22.1cm" svg:y="18.5cm">
          <draw:text-box>
            <text:p><text:span text:style-name="T2">FRONTEND</text:span></text:p>
          </draw:text-box>
        </draw:frame>
        <draw:frame draw:style-name="gr5" draw:text-style-name="P5" draw:layer="layout" svg:width="3.5cm" svg:height="0.747cm" svg:x="2.75cm" svg:y="1.503cm">
          <draw:text-box>
            <text:p text:style-name="P4"><text:span text:style-name="T2">CLIENTES</text:span></text:p>
          </draw:text-box>
        </draw:frame>
        <draw:custom-shape draw:style-name="gr6" draw:text-style-name="P6" draw:layer="layout" svg:width="8.446cm" svg:height="0.5cm" draw:transform="rotate (0.438601241026175) translate (6.845cm 15.037cm)">
          <text:p/>
          <draw:enhanced-geometry svg:viewBox="0 0 21600 21600" draw:type="rectangle" draw:enhanced-path="M 0 0 L 21600 0 21600 21600 0 21600 0 0 Z N"/>
        </draw:custom-shape>
        <draw:polygon draw:style-name="gr7" draw:text-style-name="P7" draw:layer="layout" svg:width="5.166cm" svg:height="2.869cm" svg:x="15.283cm" svg:y="8.68cm" svg:viewBox="0 0 5167 2870" draw:points="3261,886 4607,224 4497,0 5167,228 4939,898 4828,673 3531,1311 3532,1312 212,2870 0,2417 3262,888">
          <text:p/>
        </draw:polygon>
        <draw:custom-shape draw:style-name="gr8" draw:text-style-name="P9" draw:layer="layout" svg:width="2.233cm" svg:height="0.776cm" draw:transform="rotate (0.420275283880234) translate (14.303cm 11.346cm)">
          <text:p text:style-name="P8">API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" draw:text-style-name="P6" draw:layer="layout" svg:width="5.166cm" svg:height="2.869cm" draw:transform="rotate (2.70438767596521) translate (13.7263194894286cm 19.154961472018cm)" svg:viewBox="0 0 5167 2870" draw:points="3261,886 4607,224 4497,0 5167,228 4939,898 4828,673 3531,1311 3532,1312 212,2870 0,2417 3262,888">
          <text:p/>
        </draw:polygon>
        <draw:polygon draw:style-name="gr7" draw:text-style-name="P6" draw:layer="layout" svg:width="5.086cm" svg:height="2.855cm" draw:transform="skewX (-0.0174532925199432) rotate (1.09903382998083) translate (21.2369805192411cm 13.9325084554197cm)" svg:viewBox="0 0 5087 2856" draw:points="3211,882 4536,223 4428,0 5087,226 4863,894 4753,670 3477,1304 3477,1306 209,2856 0,2406 3212,883">
          <text:p/>
        </draw:polygon>
        <draw:polygon draw:style-name="gr7" draw:text-style-name="P6" draw:layer="layout" svg:width="5.744cm" svg:height="3.011cm" draw:transform="skewX (0.146084058391925) rotate (2.55202043226611) translate (10.6114805440937cm 7.30914788953652cm)" svg:viewBox="0 0 5745 3012" draw:points="3626,930 5123,235 5000,0 5745,239 5491,943 5368,706 3926,1375 3927,1377 235,3012 0,2536 3627,931">
          <text:p/>
        </draw:polygon>
        <draw:custom-shape draw:style-name="gr9" draw:text-style-name="P6" draw:layer="layout" svg:width="5.456cm" svg:height="0.5cm" draw:transform="rotate (-0.185703032412197) translate (13.952cm 5.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233cm" svg:height="0.776cm" draw:transform="rotate (-0.18168877513261) translate (9.69cm 4.25cm)">
          <text:p text:style-name="P8">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233cm" svg:height="0.776cm" draw:transform="rotate (0.00663225115757845) translate (22.6cm 11.774cm)">
          <text:p text:style-name="P8">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233cm" svg:height="0.776cm" draw:transform="rotate (-0.18168877513261) translate (12.304cm 4.75cm)">
          <text:p text:style-name="P8">API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9T12:48:41.913000000</meta:creation-date>
    <dc:date>2021-05-09T17:44:58.737000000</dc:date>
    <meta:editing-duration>PT1H42M13S</meta:editing-duration>
    <meta:editing-cycles>9</meta:editing-cycles>
    <meta:generator>LibreOffice/7.1.3.2$Windows_X86_64 LibreOffice_project/47f78053abe362b9384784d31a6e56f8511eb1c1</meta:generator>
    <meta:document-statistic meta:object-count="25"/>
  </office:meta>
</office:document-meta>
</file>